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Liberation Serif1" svg:font-family="'Liberation Serif'" style:font-pitch="variable"/>
    <style:font-face style:name="Rubik" svg:font-family="Rubik" style:font-pitch="variable"/>
    <style:font-face style:name="Liberation Serif" svg:font-family="'Liberation Serif'" style:font-family-generic="roman" style:font-pitch="variable"/>
    <style:font-face style:name="Arabic Typesetting" svg:font-family="'Arabic Typesetting'" style:font-family-generic="script" style:font-pitch="variable"/>
    <style:font-face style:name="Liberation Serif3" svg:font-family="'Liberation Serif'" style:font-family-generic="script" style:font-pitch="variable"/>
    <style:font-face style:name="Liberation Sans" svg:font-family="'Liberation Sans'" style:font-family-generic="swiss" style:font-pitch="variable"/>
    <style:font-face style:name="Liberation Serif2" svg:font-family="'Liberation Serif'" style:font-family-generic="swiss" style:font-pitch="variable"/>
    <style:font-face style:name="Segoe UI Semibold" svg:font-family="'Segoe UI Semibold'" style:font-family-generic="swiss" style:font-pitch="variable"/>
    <style:font-face style:name="Segoe UI Semibold1" svg:font-family="'Segoe UI Semibold'"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16.993cm" table:align="margins"/>
    </style:style>
    <style:style style:name="Table1.A" style:family="table-column">
      <style:table-column-properties style:column-width="5.664cm" style:rel-column-width="21845*"/>
    </style:style>
    <style:style style:name="Table1.A1" style:family="table-cell">
      <style:table-cell-properties fo:padding="0.097cm" fo:border-left="0.8pt solid #f2bf8c" fo:border-right="none" fo:border-top="0.8pt solid #f2bf8c" fo:border-bottom="0.8pt solid #f2bf8c"/>
    </style:style>
    <style:style style:name="Table1.C1" style:family="table-cell">
      <style:table-cell-properties style:vertical-align="" fo:padding="0.097cm" fo:border="0.8pt solid #f2bf8c"/>
    </style:style>
    <style:style style:name="Table2" style:family="table">
      <style:table-properties style:width="16.993cm" table:align="margins"/>
    </style:style>
    <style:style style:name="Table2.A" style:family="table-column">
      <style:table-column-properties style:column-width="5.664cm" style:rel-column-width="21845*"/>
    </style:style>
    <style:style style:name="Table2.A1" style:family="table-cell">
      <style:table-cell-properties fo:padding="0.097cm" fo:border="none"/>
    </style:style>
    <style:style style:name="P1" style:family="paragraph" style:parent-style-name="Standard" style:master-page-name="">
      <loext:graphic-properties draw:fill="none"/>
      <style:paragraph-properties fo:margin-left="-1cm" fo:margin-right="-1cm" fo:text-indent="0cm" style:auto-text-indent="false" style:page-number="auto" fo:background-color="transparent"/>
      <style:text-properties officeooo:rsid="000cb73e" officeooo:paragraph-rsid="000cb73e"/>
    </style:style>
    <style:style style:name="P2" style:family="paragraph" style:parent-style-name="Standard">
      <loext:graphic-properties draw:fill="none"/>
      <style:paragraph-properties fo:margin-left="-1cm" fo:margin-right="-1cm" fo:text-indent="0cm" style:auto-text-indent="false" fo:background-color="transparent"/>
      <style:text-properties officeooo:rsid="000cb73e" officeooo:paragraph-rsid="000cb73e"/>
    </style:style>
    <style:style style:name="P3" style:family="paragraph" style:parent-style-name="Text_20_body">
      <style:text-properties officeooo:paragraph-rsid="00152c52"/>
    </style:style>
    <style:style style:name="P4" style:family="paragraph" style:parent-style-name="Text_20_body" style:master-page-name="">
      <loext:graphic-properties draw:fill="none"/>
      <style:paragraph-properties fo:margin-left="0cm" fo:margin-right="0cm" fo:margin-top="0cm" fo:margin-bottom="0cm" loext:contextual-spacing="false" fo:line-height="115%" fo:text-indent="0cm" style:auto-text-indent="false" style:page-number="auto" fo:background-color="transparent"/>
      <style:text-properties officeooo:paragraph-rsid="00152c52"/>
    </style:style>
    <style:style style:name="P5" style:family="paragraph" style:parent-style-name="Text_20_body" style:master-page-name="">
      <loext:graphic-properties draw:fill="none"/>
      <style:paragraph-properties fo:margin-left="0cm" fo:margin-right="0cm" fo:margin-top="0.801cm" fo:margin-bottom="0.049cm" loext:contextual-spacing="false" fo:line-height="115%" fo:text-indent="0cm" style:auto-text-indent="false" style:page-number="auto" fo:background-color="transparent"/>
      <style:text-properties officeooo:paragraph-rsid="001abcd9"/>
    </style:style>
    <style:style style:name="P6" style:family="paragraph" style:parent-style-name="Text_20_body">
      <loext:graphic-properties draw:fill="none"/>
      <style:paragraph-properties fo:margin-left="0cm" fo:margin-right="0cm" fo:margin-top="0cm" fo:margin-bottom="0.78cm" loext:contextual-spacing="false" fo:line-height="115%" fo:text-indent="0cm" style:auto-text-indent="false" fo:background-color="transparent"/>
      <style:text-properties officeooo:paragraph-rsid="00152c52"/>
    </style:style>
    <style:style style:name="P7" style:family="paragraph" style:parent-style-name="Text_20_body">
      <style:paragraph-properties fo:margin-top="0cm" fo:margin-bottom="0.199cm" loext:contextual-spacing="false"/>
      <style:text-properties officeooo:paragraph-rsid="00152c52"/>
    </style:style>
    <style:style style:name="P8" style:family="paragraph" style:parent-style-name="Table_20_Contents">
      <style:text-properties style:font-name="Segoe UI Semibold" fo:font-size="11pt" officeooo:rsid="0048d3b2" officeooo:paragraph-rsid="0048d3b2" style:font-size-asian="11pt" style:font-size-complex="11pt"/>
    </style:style>
    <style:style style:name="P9" style:family="paragraph" style:parent-style-name="Table_20_Contents">
      <style:paragraph-properties fo:text-align="start" style:justify-single-word="false"/>
      <style:text-properties style:font-name="Segoe UI Semibold" fo:font-size="10.5pt" style:text-underline-style="solid" style:text-underline-width="auto" style:text-underline-color="font-color" fo:font-weight="normal" officeooo:rsid="002a0b48" officeooo:paragraph-rsid="002a0b48"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Table_20_Contents">
      <style:paragraph-properties fo:text-align="start" style:justify-single-word="false"/>
      <style:text-properties style:font-name="Segoe UI Semibold" officeooo:paragraph-rsid="002ef898" style:font-size-asian="12pt" style:font-style-asian="normal" style:font-weight-asian="bold" style:font-size-complex="12pt" style:font-style-complex="normal" style:font-weight-complex="bold" style:text-overline-style="none" style:text-overline-color="font-color"/>
    </style:style>
    <style:style style:name="P11" style:family="paragraph" style:parent-style-name="Table_20_Contents">
      <style:text-properties fo:color="#333333" style:font-name="Rubik" fo:font-size="10.5pt" fo:font-style="italic" officeooo:rsid="0048d3b2" officeooo:paragraph-rsid="0048d3b2" style:font-size-asian="10.5pt" style:font-style-asian="italic" style:font-size-complex="10.5pt" style:font-style-complex="italic"/>
    </style:style>
    <style:style style:name="P12" style:family="paragraph" style:parent-style-name="Text_20_body">
      <style:paragraph-properties fo:margin-top="0cm" fo:margin-bottom="0cm" loext:contextual-spacing="false"/>
      <style:text-properties officeooo:paragraph-rsid="00152c52"/>
    </style:style>
    <style:style style:name="P13" style:family="paragraph" style:parent-style-name="Table_20_Contents">
      <style:paragraph-properties fo:margin-top="0cm" fo:margin-bottom="0cm" loext:contextual-spacing="false" fo:text-align="start" style:justify-single-word="false"/>
      <style:text-properties style:font-name="Segoe UI Semibold" fo:font-size="10.5pt" style:text-underline-style="solid" style:text-underline-width="auto" style:text-underline-color="font-color" officeooo:rsid="002bc029" officeooo:paragraph-rsid="002bc029" style:font-size-asian="12pt" style:font-style-asian="normal" style:font-weight-asian="bold" style:font-size-complex="12pt" style:font-style-complex="normal" style:font-weight-complex="bold" style:text-overline-style="none" style:text-overline-color="font-color"/>
    </style:style>
    <style:style style:name="P14" style:family="paragraph" style:parent-style-name="Standard">
      <style:paragraph-properties fo:margin-top="0cm" fo:margin-bottom="0.101cm" loext:contextual-spacing="false"/>
    </style:style>
    <style:style style:name="P15" style:family="paragraph" style:parent-style-name="Text_20_body" style:list-style-name="">
      <loext:graphic-properties draw:fill="none"/>
      <style:paragraph-properties fo:margin-left="-0.499cm" fo:margin-right="-0.499cm" fo:margin-top="0cm" fo:margin-bottom="0.199cm" loext:contextual-spacing="false" fo:text-indent="0cm" style:auto-text-indent="false" fo:background-color="transparent">
        <style:tab-stops>
          <style:tab-stop style:position="0cm"/>
          <style:tab-stop style:position="2.492cm"/>
          <style:tab-stop style:position="4.918cm"/>
          <style:tab-stop style:position="5.976cm"/>
        </style:tab-stops>
      </style:paragraph-properties>
      <style:text-properties officeooo:paragraph-rsid="0015d31d"/>
    </style:style>
    <style:style style:name="P16" style:family="paragraph" style:parent-style-name="Text_20_body" style:list-style-name="">
      <loext:graphic-properties draw:fill="none"/>
      <style:paragraph-properties fo:margin-left="-0.499cm" fo:margin-right="-0.499cm" fo:margin-top="0cm" fo:margin-bottom="0.049cm" loext:contextual-spacing="false" fo:text-indent="0cm" style:auto-text-indent="false" fo:background-color="transparent">
        <style:tab-stops>
          <style:tab-stop style:position="0cm"/>
          <style:tab-stop style:position="2.492cm"/>
          <style:tab-stop style:position="4.918cm"/>
          <style:tab-stop style:position="5.976cm"/>
        </style:tab-stops>
      </style:paragraph-properties>
      <style:text-properties officeooo:paragraph-rsid="0015d31d"/>
    </style:style>
    <style:style style:name="P17" style:family="paragraph" style:parent-style-name="Text_20_body" style:list-style-name="">
      <loext:graphic-properties draw:fill="none"/>
      <style:paragraph-properties fo:margin-left="0cm" fo:margin-right="-0.499cm" fo:margin-top="0cm" fo:margin-bottom="0cm" loext:contextual-spacing="false" fo:text-indent="0cm" style:auto-text-indent="false" fo:background-color="transparent">
        <style:tab-stops>
          <style:tab-stop style:position="0.499cm"/>
          <style:tab-stop style:position="2.492cm"/>
          <style:tab-stop style:position="4.918cm"/>
          <style:tab-stop style:position="5.976cm"/>
        </style:tab-stops>
      </style:paragraph-properties>
      <style:text-properties style:font-name="Rubik" fo:font-size="10.5pt" officeooo:rsid="0015d31d" officeooo:paragraph-rsid="0015d31d" style:font-size-asian="10.5pt" style:font-size-complex="10.5pt"/>
    </style:style>
    <style:style style:name="P18" style:family="paragraph" style:parent-style-name="Text_20_body" style:list-style-name="">
      <loext:graphic-properties draw:fill="none"/>
      <style:paragraph-properties fo:margin-left="0cm" fo:margin-right="0cm" fo:margin-top="0cm" fo:margin-bottom="0.24cm" loext:contextual-spacing="false" fo:line-height="115%" fo:text-indent="0cm" style:auto-text-indent="false" fo:background-color="transparent"/>
      <style:text-properties style:font-name="Segoe UI Semibold1" officeooo:rsid="00232e09" officeooo:paragraph-rsid="001e0e19"/>
    </style:style>
    <style:style style:name="P19" style:family="paragraph" style:parent-style-name="Text_20_body" style:list-style-name="">
      <loext:graphic-properties draw:fill="none" draw:fill-color="#ffffff" draw:opacity="100%"/>
      <style:paragraph-properties fo:margin-left="0cm" fo:margin-right="0cm" fo:margin-top="0cm" fo:margin-bottom="0cm" loext:contextual-spacing="false" fo:line-height="115%" fo:text-indent="0cm" style:auto-text-indent="false" fo:background-color="transparent"/>
      <style:text-properties style:font-name="Rubik" fo:font-size="10.5pt" fo:font-weight="normal" officeooo:rsid="00470749" officeooo:paragraph-rsid="002634df" style:font-size-asian="10.5pt" style:font-weight-asian="normal" style:font-size-complex="10.5pt" style:font-weight-complex="normal"/>
    </style:style>
    <style:style style:name="P20" style:family="paragraph" style:parent-style-name="Heading_20_1" style:master-page-name="">
      <loext:graphic-properties draw:fill="none"/>
      <style:paragraph-properties fo:margin-left="-0.3cm" fo:margin-right="-0.499cm" fo:margin-top="0cm" fo:margin-bottom="0.199cm" loext:contextual-spacing="false" fo:text-indent="0cm" style:auto-text-indent="false" style:page-number="auto" fo:background-color="transparent" fo:keep-with-next="always">
        <style:tab-stops>
          <style:tab-stop style:position="0.499cm"/>
          <style:tab-stop style:position="2.492cm"/>
          <style:tab-stop style:position="4.918cm"/>
          <style:tab-stop style:position="5.976cm"/>
        </style:tab-stops>
      </style:paragraph-properties>
      <style:text-properties fo:color="#333333" style:font-name="Rubik" fo:letter-spacing="-0.053cm" fo:text-shadow="none" officeooo:rsid="0015d31d" officeooo:paragraph-rsid="0015d31d"/>
    </style:style>
    <style:style style:name="P21" style:family="paragraph" style:parent-style-name="Heading_20_1" style:master-page-name="">
      <loext:graphic-properties draw:fill="none" draw:fill-color="#ffffff" draw:opacity="100%"/>
      <style:paragraph-properties fo:margin-left="-0.3cm" fo:margin-right="0cm" fo:margin-top="0cm" fo:margin-bottom="0.101cm" loext:contextual-spacing="false" fo:text-indent="0cm" style:auto-text-indent="false" style:page-number="auto" fo:background-color="transparent" fo:keep-with-next="always"/>
      <style:text-properties fo:color="#333333" style:font-name="Rubik" fo:letter-spacing="-0.053cm" fo:text-shadow="none" officeooo:rsid="001c4391" officeooo:paragraph-rsid="001c4391"/>
    </style:style>
    <style:style style:name="P22" style:family="paragraph" style:parent-style-name="Heading_20_1" style:master-page-name="">
      <loext:graphic-properties draw:fill="none" draw:fill-color="#ffffff" draw:opacity="100%"/>
      <style:paragraph-properties fo:margin-left="-0.3cm" fo:margin-right="0cm" fo:margin-top="0cm" fo:margin-bottom="0.071cm" loext:contextual-spacing="false" fo:text-indent="0cm" style:auto-text-indent="false" style:page-number="auto" fo:background-color="transparent" fo:keep-with-next="always"/>
      <style:text-properties fo:color="#333333" style:font-name="Rubik" fo:letter-spacing="-0.053cm" fo:text-shadow="none" officeooo:paragraph-rsid="001abcd9" fo:background-color="transparent"/>
    </style:style>
    <style:style style:name="P23" style:family="paragraph" style:parent-style-name="Heading_20_2" style:master-page-name="">
      <loext:graphic-properties draw:fill="none"/>
      <style:paragraph-properties fo:margin-left="-0.4cm" fo:margin-right="0cm" fo:margin-top="0.101cm" fo:margin-bottom="0.199cm" loext:contextual-spacing="false" fo:text-indent="0cm" style:auto-text-indent="false" style:page-number="auto" fo:background-color="transparent" fo:keep-with-next="always"/>
      <style:text-properties fo:color="#333333" fo:letter-spacing="-0.053cm" fo:text-shadow="none" officeooo:paragraph-rsid="002103ea"/>
    </style:style>
    <style:style style:name="P24" style:family="paragraph" style:parent-style-name="Heading_20_3" style:master-page-name="">
      <loext:graphic-properties draw:fill="none"/>
      <style:paragraph-properties fo:margin-left="0cm" fo:margin-right="0cm" fo:margin-top="0.199cm" fo:margin-bottom="0.049cm" loext:contextual-spacing="false" fo:text-indent="0cm" style:auto-text-indent="false" style:page-number="auto" fo:background-color="transparent" fo:keep-with-next="always"/>
      <style:text-properties officeooo:paragraph-rsid="00555be7"/>
    </style:style>
    <style:style style:name="P25" style:family="paragraph" style:parent-style-name="Table_20_Contents" style:list-style-name="L1">
      <style:paragraph-properties fo:margin-top="0.199cm" fo:margin-bottom="0cm" loext:contextual-spacing="false"/>
      <style:text-properties fo:color="#1c1c1c" style:font-name="Rubik" fo:font-size="10.5pt" fo:font-style="italic" style:text-underline-style="none" officeooo:rsid="002a0b48" officeooo:paragraph-rsid="002a0b48" style:font-size-asian="12pt" style:font-style-asian="normal" style:font-weight-asian="bold" style:font-size-complex="12pt" style:font-style-complex="normal" style:font-weight-complex="bold" style:text-overline-style="none" style:text-overline-color="font-color"/>
    </style:style>
    <style:style style:name="P26" style:family="paragraph" style:parent-style-name="Table_20_Contents" style:list-style-name="L2">
      <style:paragraph-properties fo:margin-top="0.101cm" fo:margin-bottom="0.101cm" loext:contextual-spacing="false"/>
      <style:text-properties fo:color="#1c1c1c" style:font-name="Rubik" fo:font-size="10.5pt" fo:font-style="italic" style:text-underline-style="none" officeooo:rsid="00315633" officeooo:paragraph-rsid="00315633" style:font-size-asian="12pt" style:font-style-asian="normal" style:font-weight-asian="bold" style:font-size-complex="12pt" style:font-style-complex="normal" style:font-weight-complex="bold" style:text-overline-style="none" style:text-overline-color="font-color"/>
    </style:style>
    <style:style style:name="P27" style:family="paragraph" style:parent-style-name="Table_20_Contents" style:list-style-name="L2">
      <style:paragraph-properties fo:margin-top="0.101cm" fo:margin-bottom="0.101cm" loext:contextual-spacing="false"/>
      <style:text-properties fo:color="#1c1c1c" style:font-name="Rubik" fo:font-size="10.5pt" fo:font-style="italic" style:text-underline-style="none" officeooo:rsid="0030115b" officeooo:paragraph-rsid="0030115b" style:font-size-asian="12pt" style:font-style-asian="normal" style:font-weight-asian="bold" style:font-size-complex="12pt" style:font-style-complex="normal" style:font-weight-complex="bold" style:text-overline-style="none" style:text-overline-color="font-color"/>
    </style:style>
    <style:style style:name="P28" style:family="paragraph" style:parent-style-name="Table_20_Contents" style:list-style-name="L2">
      <style:paragraph-properties fo:margin-top="0.101cm" fo:margin-bottom="0cm" loext:contextual-spacing="false"/>
      <style:text-properties fo:color="#1c1c1c" style:font-name="Rubik" fo:font-size="10.5pt" fo:font-style="italic" style:text-underline-style="none" officeooo:rsid="0033297a" officeooo:paragraph-rsid="0033297a" style:font-size-asian="12pt" style:font-style-asian="normal" style:font-weight-asian="bold" style:font-size-complex="12pt" style:font-style-complex="normal" style:font-weight-complex="bold" style:text-overline-style="none" style:text-overline-color="font-color"/>
    </style:style>
    <style:style style:name="P29" style:family="paragraph" style:parent-style-name="Table_20_Contents" style:list-style-name="L3">
      <style:paragraph-properties fo:margin-top="0.101cm" fo:margin-bottom="0.199cm" loext:contextual-spacing="false"/>
      <style:text-properties fo:color="#1c1c1c" style:font-name="Rubik" fo:font-size="10.5pt" fo:font-style="italic" style:text-underline-style="none" officeooo:rsid="002bc029" officeooo:paragraph-rsid="002bc029" style:font-size-asian="12pt" style:font-style-asian="normal" style:font-weight-asian="bold" style:font-size-complex="12pt" style:font-style-complex="normal" style:font-weight-complex="bold" style:text-overline-style="none" style:text-overline-color="font-color"/>
    </style:style>
    <style:style style:name="P30" style:family="paragraph" style:parent-style-name="Table_20_Contents" style:list-style-name="L3">
      <style:paragraph-properties fo:margin-top="0cm" fo:margin-bottom="0.199cm" loext:contextual-spacing="false"/>
      <style:text-properties fo:color="#1c1c1c" fo:font-style="italic" style:text-underline-style="none" officeooo:rsid="002bc029" officeooo:paragraph-rsid="002bc029" style:font-size-asian="12pt" style:font-style-asian="normal" style:font-weight-asian="bold" style:font-size-complex="12pt" style:font-style-complex="normal" style:font-weight-complex="bold" style:text-overline-style="none" style:text-overline-color="font-color"/>
    </style:style>
    <style:style style:name="P31" style:family="paragraph" style:parent-style-name="Table_20_Contents" style:list-style-name="L3">
      <style:paragraph-properties fo:margin-top="0cm" fo:margin-bottom="0.199cm" loext:contextual-spacing="false"/>
      <style:text-properties fo:color="#1c1c1c" style:font-name="Rubik" fo:font-size="10.5pt" fo:font-style="italic" style:text-underline-style="none" officeooo:rsid="002d8253" officeooo:paragraph-rsid="002d8253" style:font-size-asian="12pt" style:font-style-asian="normal" style:font-weight-asian="bold" style:font-size-complex="12pt" style:font-style-complex="normal" style:font-weight-complex="bold" style:text-overline-style="none" style:text-overline-color="font-color"/>
    </style:style>
    <style:style style:name="P32" style:family="paragraph">
      <loext:graphic-properties draw:fill-color="#9abde4" draw:opacity="25%"/>
      <style:text-properties fo:font-size="12pt"/>
    </style:style>
    <style:style style:name="P33" style:family="paragraph">
      <style:paragraph-properties fo:text-align="center"/>
    </style:style>
    <style:style style:name="P34" style:family="paragraph">
      <loext:graphic-properties draw:fill-color="#9abde4"/>
      <style:paragraph-properties fo:text-align="center"/>
    </style:style>
    <style:style style:name="P35" style:family="paragraph">
      <style:paragraph-properties fo:line-height="100%"/>
    </style:style>
    <style:style style:name="P36" style:family="paragraph">
      <style:paragraph-properties fo:margin-top="0.15cm" fo:margin-bottom="0cm" fo:line-height="100%"/>
    </style:style>
    <style:style style:name="P37" style:family="paragraph">
      <loext:graphic-properties draw:fill="none" draw:fill-color="#ffffff"/>
      <style:paragraph-properties fo:line-height="100%" style:writing-mode="lr-tb"/>
      <style:text-properties style:font-name="Segoe UI Semibold" fo:font-size="10pt" style:font-size-asian="10pt" style:font-size-complex="10pt"/>
    </style:style>
    <style:style style:name="P38" style:family="paragraph">
      <loext:graphic-properties draw:fill-color="#f2bf8c"/>
      <style:paragraph-properties fo:text-align="center"/>
    </style:style>
    <style:style style:name="P39" style:family="paragraph">
      <loext:graphic-properties draw:fill="none" draw:fill-color="#ffffff"/>
      <style:paragraph-properties fo:line-height="100%" style:writing-mode="lr-tb"/>
      <style:text-properties fo:color="#000000" style:font-name="Segoe UI Semibold" fo:font-size="10pt" style:font-size-asian="10pt" style:font-size-complex="10pt"/>
    </style:style>
    <style:style style:name="P40" style:family="paragraph">
      <loext:graphic-properties draw:fill-color="#9abde4" draw:opacity="25%"/>
    </style:style>
    <style:style style:name="P41" style:family="paragraph">
      <loext:graphic-properties draw:fill="none" draw:fill-color="#ffffff"/>
      <style:paragraph-properties style:writing-mode="lr-tb"/>
      <style:text-properties fo:color="#ffffff" style:font-name="Arabic Typesetting" fo:font-size="22pt" fo:font-style="normal" fo:font-weight="normal" style:font-size-asian="22pt" style:font-style-asian="normal" style:font-weight-asian="normal" style:font-size-complex="22pt" style:font-style-complex="normal" style:font-weight-complex="normal"/>
    </style:style>
    <style:style style:name="P42" style:family="paragraph">
      <style:paragraph-properties fo:margin-top="0.101cm" fo:margin-bottom="0.101cm" fo:line-height="100%"/>
    </style:style>
    <style:style style:name="P43" style:family="paragraph">
      <style:paragraph-properties fo:margin-top="0.201cm" fo:margin-bottom="0.201cm" fo:line-height="100%"/>
    </style:style>
    <style:style style:name="P44" style:family="paragraph">
      <style:paragraph-properties fo:line-height="200%"/>
    </style:style>
    <style:style style:name="P45" style:family="paragraph">
      <loext:graphic-properties draw:fill="none" draw:fill-color="#ffffff"/>
      <style:paragraph-properties fo:margin-top="0.101cm" fo:margin-bottom="0.101cm" fo:line-height="100%" style:writing-mode="lr-tb"/>
      <style:text-properties fo:color="#333333" fo:font-size="11pt" style:font-size-asian="11pt" style:font-size-complex="11pt"/>
    </style:style>
    <style:style style:name="P46" style:family="paragraph">
      <loext:graphic-properties draw:fill-color="#f2bf8c" draw:opacity="100%"/>
    </style:style>
    <style:style style:name="P47" style:family="paragraph">
      <loext:graphic-properties draw:fill="none" draw:fill-color="#ffffff"/>
    </style:style>
    <style:style style:name="P48" style:family="paragraph">
      <style:paragraph-properties fo:margin-left="0cm" fo:margin-right="0cm" fo:margin-top="0cm" fo:margin-bottom="0cm" fo:line-height="100%" fo:text-align="end" fo:text-indent="0cm" style:text-autospace="ideograph-alpha" style:punctuation-wrap="simple" style:line-break="strict" style:writing-mode="lr-tb">
        <style:tab-stops/>
      </style:paragraph-properties>
      <style:text-properties fo:hyphenate="false"/>
    </style:style>
    <style:style style:name="P49" style:family="paragraph">
      <loext:graphic-properties draw:fill="none" draw:fill-color="#ffffff"/>
      <style:paragraph-properties fo:margin-left="0cm" fo:margin-right="0cm" fo:margin-top="0cm" fo:margin-bottom="0cm" fo:line-height="100%" fo:text-align="end" fo:text-indent="0cm" style:text-autospace="ideograph-alpha" style:punctuation-wrap="simple" style:line-break="strict" style:writing-mode="lr-tb">
        <style:tab-stops/>
      </style:paragraph-properties>
      <style:text-properties fo:font-variant="normal" fo:text-transform="none" fo:color="#ffffff" style:text-outline="false" style:text-line-through-style="none" style:text-line-through-type="none" style:text-position="0% 100%" style:font-name="Rubik" fo:font-size="30pt" fo:letter-spacing="normal" fo:language="fr" fo:country="FR" fo:font-style="normal" fo:text-shadow="none" style:text-underline-style="none" fo:font-weight="bold" style:text-underline-mode="continuous" style:text-overline-mode="continuous" style:text-line-through-mode="continuous" style:letter-kerning="true" fo:background-color="transparent" style:font-name-asian="NSimSun" style:font-size-asian="30pt" style:language-asian="zh" style:country-asian="CN" style:font-style-asian="normal" style:font-weight-asian="bold" style:font-name-complex="Mangal" style:font-size-complex="30pt" style:language-complex="hi" style:country-complex="IN" style:font-style-complex="normal" style:font-weight-complex="bold" style:text-emphasize="none" style:text-scale="100%" style:font-relief="none" style:text-overline-style="none" style:text-overline-color="font-color" fo:hyphenate="false"/>
    </style:style>
    <style:style style:name="P50" style:family="paragraph">
      <loext:graphic-properties draw:fill-color="#9abde4" draw:opacity="95%"/>
    </style:style>
    <style:style style:name="T1" style:family="text">
      <style:text-properties officeooo:rsid="0015d31d"/>
    </style:style>
    <style:style style:name="T2" style:family="text">
      <style:text-properties style:font-name="Rubik" fo:font-weight="bold" officeooo:rsid="001abcd9"/>
    </style:style>
    <style:style style:name="T3" style:family="text">
      <style:text-properties style:font-name="Rubik" fo:font-weight="bold" officeooo:rsid="002103ea"/>
    </style:style>
    <style:style style:name="T4" style:family="text">
      <style:text-properties style:font-name="Rubik" fo:font-weight="bold" officeooo:rsid="003e77c2"/>
    </style:style>
    <style:style style:name="T5" style:family="text">
      <style:text-properties style:font-name="Rubik" fo:font-size="10.5pt" style:font-size-asian="10.5pt" style:font-size-complex="10.5pt"/>
    </style:style>
    <style:style style:name="T6" style:family="text">
      <style:text-properties style:font-name="Rubik" fo:font-size="10.5pt" officeooo:rsid="0015d31d" style:font-size-asian="10.5pt" style:font-size-complex="10.5pt"/>
    </style:style>
    <style:style style:name="T7" style:family="text">
      <style:text-properties style:font-name="Rubik" fo:font-size="10.5pt" officeooo:rsid="0027083b" style:font-size-asian="10.5pt" style:font-size-complex="10.5pt"/>
    </style:style>
    <style:style style:name="T8" style:family="text">
      <style:text-properties style:font-name="Rubik" fo:font-size="10.5pt" officeooo:rsid="002771e1" style:font-size-asian="10.5pt" style:font-size-complex="10.5pt"/>
    </style:style>
    <style:style style:name="T9" style:family="text">
      <style:text-properties style:font-name="Rubik" fo:font-size="10.5pt" officeooo:rsid="00290347" style:font-size-asian="10.5pt" style:font-size-complex="10.5pt"/>
    </style:style>
    <style:style style:name="T10" style:family="text">
      <style:text-properties style:font-name="Rubik" fo:font-size="10.5pt" officeooo:rsid="00293da0" style:font-size-asian="10.5pt" style:font-size-complex="10.5pt"/>
    </style:style>
    <style:style style:name="T11" style:family="text">
      <style:text-properties style:font-name="Rubik" fo:font-size="10.5pt" officeooo:rsid="002d8253" style:font-size-asian="10.5pt" style:font-size-complex="10.5pt"/>
    </style:style>
    <style:style style:name="T12" style:family="text">
      <style:text-properties style:font-name="Rubik" fo:letter-spacing="normal" fo:font-weight="bold" officeooo:rsid="002103ea"/>
    </style:style>
    <style:style style:name="T13" style:family="text">
      <style:text-properties style:font-name="Rubik" fo:font-size="12pt" fo:font-weight="normal" officeooo:rsid="00555be7" style:font-size-asian="12pt" style:font-weight-asian="normal" style:font-size-complex="12pt" style:font-weight-complex="normal"/>
    </style:style>
    <style:style style:name="T14" style:family="text">
      <style:text-properties style:font-name="Rubik" fo:font-size="10pt" fo:font-weight="normal" officeooo:rsid="00555be7" style:font-name-asian="Microsoft YaHei" style:font-size-asian="10pt" style:font-weight-asian="normal" style:font-name-complex="Mangal" style:font-size-complex="10pt" style:font-weight-complex="normal"/>
    </style:style>
    <style:style style:name="T15" style:family="text">
      <style:text-properties style:font-name="Rubik" fo:font-size="10pt" fo:font-weight="normal" officeooo:rsid="00555be7" style:font-size-asian="10pt" style:font-weight-asian="normal" style:font-size-complex="10pt" style:font-weight-complex="normal"/>
    </style:style>
    <style:style style:name="T16" style:family="text">
      <style:text-properties style:font-name="Rubik" fo:font-size="10pt" fo:letter-spacing="-0.025cm" officeooo:rsid="005609fa" style:font-size-asian="10pt" style:font-size-complex="10pt"/>
    </style:style>
    <style:style style:name="T17" style:family="text">
      <style:text-properties style:font-name="Rubik" fo:font-size="10pt" fo:letter-spacing="normal" officeooo:rsid="0056485e" style:font-size-asian="10pt" style:font-size-complex="10pt"/>
    </style:style>
    <style:style style:name="T18" style:family="text">
      <style:text-properties style:font-name="Rubik" fo:font-size="10pt" fo:letter-spacing="normal" style:text-underline-style="solid" style:text-underline-width="auto" style:text-underline-color="font-color" officeooo:rsid="0056485e" style:font-size-asian="10pt" style:font-size-complex="10pt"/>
    </style:style>
    <style:style style:name="T19" style:family="text">
      <style:text-properties style:font-name="Rubik" fo:font-size="11pt" fo:font-weight="normal" officeooo:rsid="00555be7" style:font-size-asian="11pt" style:font-weight-asian="normal" style:font-size-complex="11pt" style:font-weight-complex="normal"/>
    </style:style>
    <style:style style:name="T20" style:family="text">
      <style:text-properties style:font-name="Rubik" fo:font-size="11pt" fo:font-weight="normal" officeooo:rsid="00555be7" style:font-name-asian="Microsoft YaHei" style:font-size-asian="9.60000038146973pt" style:font-weight-asian="normal" style:font-name-complex="Mangal" style:font-size-complex="11pt" style:font-weight-complex="normal"/>
    </style:style>
    <style:style style:name="T21" style:family="text">
      <style:text-properties style:font-name="Segoe UI Semibold" fo:font-size="13pt" officeooo:rsid="001abcd9" style:font-size-asian="11.3500003814697pt" style:font-size-complex="13pt"/>
    </style:style>
    <style:style style:name="T22" style:family="text">
      <style:text-properties style:font-name="Segoe UI Semibold" fo:font-weight="normal" officeooo:rsid="001abcd9" style:font-weight-asian="normal" style:font-weight-complex="normal"/>
    </style:style>
    <style:style style:name="T23" style:family="text">
      <style:text-properties style:font-name="Segoe UI Semibold" fo:font-size="12pt" fo:letter-spacing="-0.025cm" fo:font-weight="normal" officeooo:rsid="001abcd9" style:font-size-asian="12pt" style:font-weight-asian="normal" style:font-size-complex="12pt" style:font-weight-complex="normal"/>
    </style:style>
    <style:style style:name="T24" style:family="text">
      <style:text-properties style:font-name="Segoe UI Semibold" fo:font-size="12pt" fo:letter-spacing="-0.025cm" fo:font-weight="normal" officeooo:rsid="00369be0" style:font-name-asian="Microsoft YaHei" style:font-size-asian="12pt" style:font-weight-asian="normal" style:font-name-complex="Mangal" style:font-size-complex="12pt" style:font-weight-complex="normal"/>
    </style:style>
    <style:style style:name="T25" style:family="text">
      <style:text-properties style:font-name="Segoe UI Semibold" fo:font-size="12pt" fo:letter-spacing="-0.025cm" fo:font-weight="normal" officeooo:rsid="001abcd9" style:font-name-asian="Microsoft YaHei" style:font-size-asian="12pt" style:font-weight-asian="normal" style:font-name-complex="Mangal" style:font-size-complex="12pt" style:font-weight-complex="normal"/>
    </style:style>
    <style:style style:name="T26" style:family="text">
      <style:text-properties style:font-name="Segoe UI Semibold" fo:font-size="12pt" fo:letter-spacing="-0.025cm" officeooo:rsid="001abcd9" style:font-size-asian="12pt" style:font-size-complex="12pt"/>
    </style:style>
    <style:style style:name="T27" style:family="text">
      <style:text-properties style:font-name="Segoe UI Semibold" fo:font-size="12pt" fo:letter-spacing="-0.025cm" officeooo:rsid="003bad93" style:font-size-asian="12pt" style:font-size-complex="12pt"/>
    </style:style>
    <style:style style:name="T28" style:family="text">
      <style:text-properties style:font-name="Segoe UI Semibold" fo:font-size="12pt" fo:letter-spacing="-0.025cm" officeooo:rsid="003d5e65" style:font-size-asian="12pt" style:font-size-complex="12pt"/>
    </style:style>
    <style:style style:name="T29" style:family="text">
      <style:text-properties style:font-name="Segoe UI Semibold" fo:font-size="12pt" fo:letter-spacing="-0.025cm" officeooo:rsid="003a32bd" style:font-size-asian="12pt" style:font-size-complex="12pt"/>
    </style:style>
    <style:style style:name="T30" style:family="text">
      <style:text-properties officeooo:rsid="00496009"/>
    </style:style>
    <style:style style:name="T31" style:family="text">
      <style:text-properties fo:font-size="10.5pt" style:text-underline-style="solid" style:text-underline-width="auto" style:text-underline-color="font-color" officeooo:rsid="002ef898" style:font-size-asian="10.5pt" style:font-size-complex="10.5pt"/>
    </style:style>
    <style:style style:name="T32" style:family="text">
      <style:text-properties fo:font-size="10.5pt" style:text-underline-style="solid" style:text-underline-width="auto" style:text-underline-color="font-color" officeooo:rsid="002f9235" style:font-size-asian="10.5pt" style:font-size-complex="10.5pt"/>
    </style:style>
    <style:style style:name="T33" style:family="text">
      <style:text-properties style:font-name="Rubik" fo:font-size="10pt" style:font-size-asian="10pt" style:font-size-complex="10pt"/>
    </style:style>
    <style:style style:name="T34" style:family="text">
      <style:text-properties fo:color="#000000" style:font-name="Rubik" fo:font-size="10pt" style:font-size-asian="10pt" style:font-size-complex="10pt"/>
    </style:style>
    <style:style style:name="T35" style:family="text">
      <style:text-properties fo:color="#ffffff" style:font-name="Arabic Typesetting" fo:font-size="22pt" fo:font-style="normal" fo:font-weight="normal" style:font-size-asian="22pt" style:font-style-asian="normal" style:font-weight-asian="normal" style:font-size-complex="22pt" style:font-style-complex="normal" style:font-weight-complex="normal"/>
    </style:style>
    <style:style style:name="T36" style:family="text">
      <style:text-properties fo:color="#333333" style:font-name="Rubik" fo:font-size="11pt" style:text-underline-style="solid" style:text-underline-width="auto" style:text-underline-color="font-color" fo:font-weight="bold" style:font-size-asian="11pt" style:font-weight-asian="bold" style:font-size-complex="11pt" style:font-weight-complex="bold"/>
    </style:style>
    <style:style style:name="T37" style:family="text">
      <style:text-properties fo:color="#333333" style:font-name="Rubik" fo:font-size="11pt" style:font-size-asian="11pt" style:font-size-complex="11pt"/>
    </style:style>
    <style:style style:name="T38" style:family="text">
      <style:text-properties fo:color="#333333" style:font-name="Rubik" fo:font-size="10.5pt" style:font-size-asian="10.5pt" style:font-size-complex="10.5pt"/>
    </style:style>
    <style:style style:name="T39" style:family="text">
      <style:text-properties fo:color="#333333" style:font-name="Rubik" fo:font-size="11pt" style:text-underline-style="solid" style:text-underline-width="auto" style:text-underline-color="font-color" style:font-size-asian="11pt" style:font-size-complex="11pt"/>
    </style:style>
    <style:style style:name="T40" style:family="text">
      <style:text-properties fo:color="#333333" style:font-name="Rubik" fo:font-size="10.5pt" style:text-underline-style="none" style:font-size-asian="10.5pt" style:font-size-complex="10.5pt"/>
    </style:style>
    <style:style style:name="T41" style:family="text">
      <style:text-properties fo:color="#333333" style:font-name="Rubik" fo:font-size="10.5pt" style:text-underline-style="solid" style:text-underline-width="auto" style:text-underline-color="font-color" style:font-size-asian="10.5pt" style:font-size-complex="10.5pt"/>
    </style:style>
    <style:style style:name="T42" style:family="text">
      <style:text-properties fo:font-variant="normal" fo:text-transform="none" fo:color="#ffffff" style:text-outline="false" style:text-line-through-style="none" style:text-line-through-type="none" style:text-position="0% 100%" style:font-name="Rubik" fo:font-size="30pt" fo:letter-spacing="normal" fo:language="fr" fo:country="FR" fo:font-style="normal" fo:text-shadow="none" style:text-underline-style="none" fo:font-weight="bold" style:text-underline-mode="continuous" style:text-overline-mode="continuous" style:text-line-through-mode="continuous" style:letter-kerning="true" fo:background-color="transparent" style:font-name-asian="NSimSun" style:font-size-asian="30pt" style:language-asian="zh" style:country-asian="CN" style:font-style-asian="normal" style:font-weight-asian="bold" style:font-name-complex="Mangal" style:font-size-complex="30pt" style:language-complex="hi" style:country-complex="IN" style:font-style-complex="normal" style:font-weight-complex="bold" style:text-emphasize="none" style:text-scale="100%" style:font-relief="none" style:text-overline-style="none" style:text-overline-color="font-color"/>
    </style:style>
    <text:list-style style:name="L1">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style>
    <style:style style:name="gr1" style:family="graphic">
      <style:graphic-properties svg:stroke-opacity="0%" draw:fill-color="#9abde4" draw:opacity="25%" draw:textarea-horizontal-align="justify" draw:textarea-vertical-align="middle" draw:auto-grow-height="false" fo:min-height="8.015cm" fo:min-width="17.745cm" style:run-through="background" style:wrap="run-through" style:number-wrapped-paragraphs="no-limit" style:vertical-pos="from-top" style:vertical-rel="paragraph" style:horizontal-pos="center" style:horizontal-rel="paragraph" draw:wrap-influence-on-position="once-concurrent" style:flow-with-text="false"/>
    </style:style>
    <style:style style:name="gr2" style:family="graphic">
      <style:graphic-properties svg:stroke-width="0.028cm" svg:stroke-color="#f2bf8c" draw:marker-start-width="0.395cm"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width="0.041cm" svg:stroke-color="#f2bf8c" draw:marker-start-width="0.413cm" draw:marker-end-width="0.413cm" svg:stroke-opacity="90%" draw:fill-color="#9abde4" draw:textarea-horizontal-align="center" draw:textarea-vertical-align="middle" fo:padding-top="0.019cm" fo:padding-bottom="0.019cm" fo:padding-left="0.019cm" fo:padding-right="0.0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opacity="0%" draw:fill-color="#9abde4" draw:opacity="25%" draw:textarea-horizontal-align="justify" draw:textarea-vertical-align="middle" draw:auto-grow-height="false" fo:min-height="2.985cm" fo:min-width="18.008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3.078cm"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lr-tb"/>
    </style:style>
    <style:style style:name="gr6" style:family="graphic">
      <style:graphic-properties svg:stroke-opacity="0%" draw:fill-color="#9abde4" draw:opacity="25%" draw:textarea-horizontal-align="justify" draw:textarea-vertical-align="middle" draw:auto-grow-height="false" fo:min-height="4.708cm" fo:min-width="17.794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svg:stroke-width="0.028cm" svg:stroke-color="#f2bf8c" draw:marker-start-width="0.395cm" draw:marker-end-width="0.395cm" svg:stroke-opacity="100%" draw:fill-color="#f2bf8c"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2.092cm"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lr-tb"/>
    </style:style>
    <style:style style:name="gr9" style:family="graphic">
      <style:graphic-properties draw:stroke="none" svg:stroke-color="#000000" draw:fill="none" draw:fill-color="#ffffff" fo:min-height="2.66cm"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lr-tb"/>
    </style:style>
    <style:style style:name="gr10" style:family="graphic">
      <style:graphic-properties svg:stroke-opacity="0%" draw:fill-color="#9abde4" draw:opacity="25%" draw:textarea-horizontal-align="justify" draw:textarea-vertical-align="middle" draw:auto-grow-height="false" fo:min-height="4.136cm" fo:min-width="17.854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none" draw:fill-color="#ffffff" fo:min-height="1.852cm"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lr-tb"/>
    </style:style>
    <style:style style:name="gr12" style:family="graphic">
      <style:graphic-properties draw:stroke="none" svg:stroke-color="#000000" draw:fill="none" draw:fill-color="#ffffff" fo:min-height="4.77cm"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lr-tb"/>
    </style:style>
    <style:style style:name="gr13" style:family="graphic">
      <style:graphic-properties svg:stroke-color="#f2bf8c" draw:fill-color="#f2bf8c" draw:opacity="100%" draw:textarea-horizontal-align="justify" draw:textarea-vertical-align="middle" draw:auto-grow-height="false" fo:min-height="3.995cm" fo:min-width="8.5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none" svg:stroke-color="#000000" draw:fill="none" draw:fill-color="#ffffff" fo:min-height="2.66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none" svg:stroke-color="#000000" draw:fill="none" draw:fill-color="#ffffff" draw:textarea-vertical-align="middle" fo:min-height="2.842cm"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lr-tb"/>
    </style:style>
    <style:style style:name="gr16" style:family="graphic">
      <style:graphic-properties svg:stroke-color="#9abde4" svg:stroke-opacity="0%" draw:fill-color="#9abde4" draw:opacity="95%" draw:textarea-horizontal-align="justify" draw:textarea-vertical-align="middle" draw:auto-grow-height="false" fo:min-height="3.607cm" fo:min-width="18.59cm" style:run-through="background" style:wrap="run-through" style:number-wrapped-paragraphs="no-limit" style:vertical-pos="from-top" style:vertical-rel="paragraph" style:horizontal-pos="center" style:horizontal-rel="paragraph" draw:wrap-influence-on-position="once-concurrent" style:flow-with-text="false"/>
    </style:style>
  </office:automatic-styles>
  <office:body>
    <office:text>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custom-shape text:anchor-type="paragraph" draw:z-index="3" draw:name="Shape4" draw:style-name="gr13" draw:text-style-name="P46" svg:width="8.6cm" svg:height="3.996cm" svg:x="0.561cm" svg:y="-1.304cm"><text:p/><draw:enhanced-geometry svg:viewBox="0 0 21600 21600" draw:mirror-horizontal="false" draw:mirror-vertical="false" draw:type="rectangle" draw:enhanced-path="M 0 0 L 21600 0 21600 21600 0 21600 0 0 Z N"/></draw:custom-shape><draw:frame text:anchor-type="paragraph" draw:z-index="1" draw:name="Shape2" draw:style-name="gr15" draw:text-style-name="P49" svg:width="6.836cm" svg:height="2.842cm" svg:x="9.292cm" svg:y="-1.021cm"><draw:text-box><text:p text:style-name="P48"><text:span text:style-name="T42">Nicolas</text:span></text:p><text:p text:style-name="P48"><text:span text:style-name="T42">MARTINÉ</text:span></text:p></draw:text-box></draw:frame><draw:frame text:anchor-type="paragraph" draw:z-index="4" draw:name="Shape5" draw:style-name="gr12" draw:text-style-name="P45" svg:width="7.33cm" svg:height="4.77cm" svg:x="1.224cm" svg:y="-1.169cm"><draw:text-box><text:p text:style-name="P42"><text:span text:style-name="T36">Adresse :</text:span><text:span text:style-name="T37"><text:tab/></text:span><text:span text:style-name="T38">25, rue de Lemberg </text:span></text:p><text:p text:style-name="P42"><text:span text:style-name="T38"><text:tab/></text:span><text:span text:style-name="T38"><text:tab/></text:span><text:span text:style-name="T38">57415, Enchenberg</text:span></text:p><text:p text:style-name="P43"><text:span text:style-name="T36">E-mail :</text:span><text:span text:style-name="T37"><text:tab/></text:span><text:span text:style-name="T38"><text:a xlink:href="mailto:nicolasmdev@gmail.com" xlink:type="simple">nicolasmdev@gmail.com</text:a></text:span></text:p><text:p text:style-name="P43"><text:span text:style-name="T36">Téléphone :</text:span><text:span text:style-name="T39"><text:tab/></text:span><text:span text:style-name="T40">0618407087</text:span></text:p><text:p text:style-name="P43"><text:span text:style-name="T36">Site Web:</text:span><text:span text:style-name="T39"><text:tab/></text:span><text:span text:style-name="T41"><text:a xlink:href="http://tinyurl.com/nicolasmartine" xlink:type="simple">tinyurl.com/nicolasmartine</text:a></text:span></text:p><text:p text:style-name="P43"><text:span text:style-name="T36">LinkedIn :</text:span><text:span text:style-name="T39"><text:tab/></text:span><text:span text:style-name="T39"><text:a xlink:href="http://tinyurl.com/nicolasLI" xlink:type="simple">tinyurl.com/nicolasLI</text:a></text:span></text:p><text:p text:style-name="P44"><text:span text:style-name="T37"/></text:p></draw:text-box></draw:frame><draw:custom-shape text:anchor-type="paragraph" draw:z-index="0" draw:name="Shape1" draw:style-name="gr16" draw:text-style-name="P50" svg:width="18.978cm" svg:height="3.996cm" svg:x="-0.993cm" svg:y="-1.304cm"><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2"><draw:frame text:anchor-type="paragraph" draw:z-index="2" draw:name="Shape3" draw:style-name="gr14" draw:text-style-name="P47" svg:width="8.711cm" svg:height="2.668cm" svg:x="0.848cm" svg:y="0.446cm"><draw:text-box><text:p/></draw:text-box></draw:frame></text:p>
      <text:p text:style-name="P2"/>
      <text:p text:style-name="P2"><draw:frame text:anchor-type="paragraph" draw:z-index="5" draw:name="Shape6" draw:style-name="gr11" draw:text-style-name="P41" svg:width="4.871cm" svg:height="1.853cm" svg:x="12.076cm" svg:y="0.25cm"><draw:text-box><text:p><text:span text:style-name="T35">Développeur Web</text:span></text:p></draw:text-box></draw:frame></text:p>
      <text:p text:style-name="P2"/>
      <text:p text:style-name="P2"/>
      <text:p text:style-name="P14"/>
      <text:h text:style-name="P20" text:outline-level="1"><draw:custom-shape text:anchor-type="paragraph" draw:z-index="6" draw:name="Shape8" draw:style-name="gr10" draw:text-style-name="P40" svg:width="18.299cm" svg:height="4.582cm" svg:x="-0.649cm" svg:y="-0.208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A Propos De Moi</text:h>
      <text:h text:style-name="P15" text:outline-level="1"><draw:line text:anchor-type="paragraph" draw:z-index="10" draw:name="Shape9" draw:style-name="gr7" draw:text-style-name="P38" svg:x1="-0.649cm" svg:y1="-0.145cm" svg:x2="17.65cm" svg:y2="-0.145cm"><text:p/></draw:line><text:span text:style-name="T6"><text:tab/>D</text:span><text:span text:style-name="T7">epuis que j’ai plonger dans l’univers de la programmation informatique et que j’ai créer ma première <text:tab/>application j’ai su que j’ai trouver u</text:span><text:span text:style-name="T8">ne</text:span><text:span text:style-name="T7"> véritable passion. </text:span><text:span text:style-name="T9">Une passion qui m’offre un challenge <text:tab/>continuel pour m’améliorer et continuer a apprendre de nouveaux langages et a créer des <text:tab/>applications de hautes qualités.</text:span></text:h>
      <text:h text:style-name="P16" text:outline-level="1"><text:span text:style-name="T9"><text:tab/></text:span><text:span text:style-name="T10">Plus en bas vous trouverez les projets que j’ai réaliser et que j’ai créer en apprenant ces langages et <text:tab/>qui démontre mes compétences.</text:span></text:h>
      <text:h text:style-name="P17" text:outline-level="1"><draw:custom-shape text:anchor-type="paragraph" draw:z-index="11" draw:name="Shape8" draw:style-name="gr6" draw:text-style-name="P32" svg:width="18.303cm" svg:height="5.217cm" svg:x="-0.654cm" svg:y="0.374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h>
      <text:h text:style-name="P21" text:outline-level="1">Compétences</text:h>
      <table:table table:name="Table1" table:style-name="Table1">
        <table:table-column table:style-name="Table1.A" table:number-columns-repeated="3"/>
        <table:table-row>
          <table:table-cell table:style-name="Table1.A1" office:value-type="string">
            <text:p text:style-name="P9">Langages:</text:p>
            <text:list xml:id="list2617450093" text:style-name="L1">
              <text:list-item>
                <text:p text:style-name="P25">HTML5</text:p>
              </text:list-item>
              <text:list-item>
                <text:p text:style-name="P25">JavaScript</text:p>
              </text:list-item>
              <text:list-item>
                <text:p text:style-name="P25">CSS3</text:p>
              </text:list-item>
              <text:list-item>
                <text:p text:style-name="P25">ReactJS</text:p>
              </text:list-item>
              <text:list-item>
                <text:p text:style-name="P25">C#</text:p>
              </text:list-item>
            </text:list>
          </table:table-cell>
          <table:table-cell table:style-name="Table1.A1" office:value-type="string">
            <text:p text:style-name="P10"><text:span text:style-name="T31">Q</text:span><text:span text:style-name="T32">ualités</text:span><text:span text:style-name="T31">:</text:span></text:p>
            <text:list xml:id="list325375879" text:style-name="L2">
              <text:list-item>
                <text:p text:style-name="P26">Esprit d’équipe</text:p>
              </text:list-item>
              <text:list-item>
                <text:p text:style-name="P27">Autonome</text:p>
              </text:list-item>
              <text:list-item>
                <text:p text:style-name="P27">Rigoureux</text:p>
              </text:list-item>
              <text:list-item>
                <text:p text:style-name="P26">Créatif</text:p>
              </text:list-item>
              <text:list-item>
                <text:p text:style-name="P28">Adaptable</text:p>
              </text:list-item>
            </text:list>
          </table:table-cell>
          <table:table-cell table:style-name="Table1.C1" office:value-type="string">
            <text:p text:style-name="P13">Langues:</text:p>
            <text:list xml:id="list1800064252" text:style-name="L3">
              <text:list-item>
                <text:p text:style-name="P29">Français (Courant)</text:p>
              </text:list-item>
              <text:list-item>
                <text:p text:style-name="P30"><text:span text:style-name="T5">Anglais (</text:span><text:span text:style-name="T11">Avancé</text:span><text:span text:style-name="T5">)</text:span></text:p>
              </text:list-item>
              <text:list-item>
                <text:p text:style-name="P31">Allemand (Intermédiaire)</text:p>
              </text:list-item>
            </text:list>
          </table:table-cell>
        </table:table-row>
      </table:table>
      <text:h text:style-name="P18" text:outline-level="1"><draw:custom-shape text:anchor-type="paragraph" draw:z-index="18" draw:name="Shape8" draw:style-name="gr1" draw:text-style-name="P32" svg:width="18.61cm" svg:height="8.88cm" svg:x="-0.808cm" svg:y="0.508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h>
      <text:h text:style-name="P22" text:outline-level="1">Exp<text:span text:style-name="T1">é</text:span>rience<text:span text:style-name="T1">s</text:span></text:h>
      <text:h text:style-name="P24" text:outline-level="3"><draw:line text:anchor-type="paragraph" draw:z-index="15" draw:name="Shape10" draw:style-name="gr2" draw:text-style-name="P33" svg:x1="8.795cm" svg:y1="0.088cm" svg:x2="8.795cm" svg:y2="7.648cm"><text:p/></draw:line><draw:line text:anchor-type="paragraph" draw:z-index="14" draw:name="Shape9" draw:style-name="gr3" draw:text-style-name="P34" svg:x1="-0.808cm" svg:y1="0.106cm" svg:x2="17.801cm" svg:y2="0.106cm"><text:p/></draw:line><text:span text:style-name="T23">Snake</text:span><text:span text:style-name="T13">(</text:span><text:a xlink:type="simple" xlink:href="http://tinyurl.com/snake-app" office:name="tinyurl.com/snake-app" text:style-name="Internet_20_link" text:visited-style-name="Visited_20_Internet_20_Link"><text:span text:style-name="T15">tinyurl.com/snake-app</text:span></text:a><text:span text:style-name="T19">)</text:span><text:span text:style-name="T22"><text:tab/><text:tab/> <text:s text:c="4"/><text:tab/> </text:span><text:span text:style-name="T25">R</text:span><text:span text:style-name="T24">echerche de Recette</text:span><text:span text:style-name="T20">(</text:span><text:a xlink:type="simple" xlink:href="http://tinyurl.com/recette-app" office:name="tinyurl.com/recette-app" text:style-name="Internet_20_link" text:visited-style-name="Visited_20_Internet_20_Link"><text:span text:style-name="T14">tinyurl.com/recette-app</text:span></text:a><text:span text:style-name="T20">)</text:span></text:h>
      <text:p text:style-name="P3"><draw:frame text:anchor-type="paragraph" draw:z-index="7" draw:name="Shape7" draw:style-name="gr9" draw:text-style-name="P39" svg:width="8.633cm" svg:height="2.661cm" svg:x="0.011cm" svg:y="0.035cm"><draw:text-box><text:p text:style-name="P35"><text:span text:style-name="T34">Basé sur le célèbre jeu classique Snake, j’ai créer cette applications en utilisant aucune Librairie JavaScript et en ayant un approche orienté objet. </text:span></text:p><text:p text:style-name="P36"><text:span text:style-name="T34">J’ai beaucoup utilisé la manipulation du DOM pour dessiner sur le Canvas HTML5.</text:span></text:p></draw:text-box></draw:frame><draw:frame text:anchor-type="paragraph" draw:z-index="8" draw:name="Shape7" draw:style-name="gr5" draw:text-style-name="P37" svg:width="8.101cm" svg:height="3.079cm" svg:x="9.052cm" svg:y="0.035cm"><draw:text-box><text:p text:style-name="P35"><text:span text:style-name="T33">Cette application est un moteur de recherche fonctionnant a partir d’une base de données de recettes, l’utilisateur tape un ingrédient dans la barre de recherche et l’app retourne differentes recettes contenant cette ingredient.</text:span></text:p><text:p text:style-name="P36"><text:span text:style-name="T33">Créer avec ReactJS en utilisant les « hooks » et le React Router</text:span></text:p></draw:text-box></draw:frame></text:p>
      <text:p text:style-name="P3"/>
      <text:p text:style-name="P7"/>
      <text:p text:style-name="P5"><text:span text:style-name="T26">R</text:span><text:span text:style-name="T27">echerche de m</text:span><text:span text:style-name="T28">usique</text:span><text:span text:style-name="T16">(</text:span><text:a xlink:type="simple" xlink:href="http://tinyurl.com/pa-roles" office:name="tinyurl.com/pa-roles" text:style-name="Internet_20_link" text:visited-style-name="Visited_20_Internet_20_Link"><text:span text:style-name="T17">tinyurl.com/pa-roles</text:span></text:a><text:span text:style-name="T16">)</text:span><text:span text:style-name="T21"><text:tab/><text:tab/> </text:span><text:span text:style-name="T26">M</text:span><text:span text:style-name="T29">inuteur</text:span><text:span text:style-name="T16">(</text:span><text:a xlink:type="simple" xlink:href="http://tinyurl.com/minut-eur" office:name="tinyurl.com/minut-eur" text:style-name="Internet_20_link" text:visited-style-name="Visited_20_Internet_20_Link"><text:span text:style-name="T18">tinyurl.com/minut-eur</text:span></text:a><text:span text:style-name="T16">)</text:span></text:p>
      <text:p text:style-name="P7"><draw:frame text:anchor-type="paragraph" draw:z-index="12" draw:name="Shape7" draw:style-name="gr5" draw:text-style-name="P37" svg:width="8.586cm" svg:height="3.079cm" svg:x="-0.011cm" svg:y="-0.035cm"><draw:text-box><text:p text:style-name="P35"><text:span text:style-name="T33">Je suis un grand fana de musique alors j’ai créer cette app en utilisant une API qui retourne des informations sur des chansons basé sur ce que l’utilisateur tape dans la barre de recherche.</text:span></text:p><text:p text:style-name="P36"><text:span text:style-name="T33">Utilise ReactJS et l’API Context qui rend beaucoup plus facile a maintenir le code, ainsi que Bootstrap</text:span></text:p></draw:text-box></draw:frame><draw:frame text:anchor-type="paragraph" draw:z-index="9" draw:name="Shape7" draw:style-name="gr8" draw:text-style-name="P37" svg:width="8.099cm" svg:height="2.093cm" svg:x="9.059cm" svg:y="-0.044cm"><draw:text-box><text:p text:style-name="P35"><text:span text:style-name="T33">J’ai créer cette application avec JavaScript pour savoir combien de temps je passais a programmer. Je voulais qu’il soit cumulatif alors j’ai utiliser la mémoire locale pour stocker le temps passer.</text:span></text:p></draw:text-box></draw:frame></text:p>
      <text:p text:style-name="P12"/>
      <text:p text:style-name="P4"/>
      <text:p text:style-name="P6"/>
      <text:h text:style-name="P23" text:outline-level="1"><draw:custom-shape text:anchor-type="paragraph" draw:z-index="13" draw:name="Shape8" draw:style-name="gr4" draw:text-style-name="P32" svg:width="18.329cm" svg:height="3.306cm" svg:x="-0.665cm" svg:y="-0.093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17" draw:name="Shape13" draw:style-name="gr2" draw:text-style-name="P33" svg:x1="11.329cm" svg:y1="0.97cm" svg:x2="11.329cm" svg:y2="2.358cm"><text:p/></draw:line><text:span text:style-name="T2">É</text:span><text:span text:style-name="T3">ducation</text:span><text:span text:style-name="T12">/</text:span><text:span text:style-name="T3">Formatio</text:span><text:span text:style-name="T4">n</text:span></text:h>
      <table:table table:name="Table2" table:style-name="Table2">
        <table:table-column table:style-name="Table2.A" table:number-columns-repeated="3"/>
        <table:table-row>
          <table:table-cell table:style-name="Table2.A1" office:value-type="string">
            <text:p text:style-name="P8"><draw:line text:anchor-type="paragraph" draw:z-index="16" draw:name="Shape11" draw:style-name="gr2" draw:text-style-name="P33" svg:x1="-0.143cm" svg:y1="0.624cm" svg:x2="16.877cm" svg:y2="0.626cm"><text:p/></draw:line>CFA Camille Weiss</text:p>
          </table:table-cell>
          <table:table-cell table:style-name="Table2.A1" office:value-type="string">
            <text:p text:style-name="P11"/>
          </table:table-cell>
          <table:table-cell table:style-name="Table2.A1" office:value-type="string">
            <text:p text:style-name="P11">CAP Carrosserie</text:p>
          </table:table-cell>
        </table:table-row>
        <table:table-row>
          <table:table-cell table:style-name="Table2.A1" office:value-type="string">
            <text:p text:style-name="P8">Lycée Albert Schweitzer</text:p>
          </table:table-cell>
          <table:table-cell table:style-name="Table2.A1" office:value-type="string">
            <text:p text:style-name="P11"/>
          </table:table-cell>
          <table:table-cell table:style-name="Table2.A1" office:value-type="string">
            <text:p text:style-name="P11">Bac Pro <text:span text:style-name="T30">TFCA</text:span></text:p>
          </table:table-cell>
        </table:table-row>
      </table:table>
      <text:h text:style-name="P19" text:outline-level="1"/>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Liberation Serif1" svg:font-family="'Liberation Serif'" style:font-pitch="variable"/>
    <style:font-face style:name="Rubik" svg:font-family="Rubik" style:font-pitch="variable"/>
    <style:font-face style:name="Liberation Serif" svg:font-family="'Liberation Serif'" style:font-family-generic="roman" style:font-pitch="variable"/>
    <style:font-face style:name="Arabic Typesetting" svg:font-family="'Arabic Typesetting'" style:font-family-generic="script" style:font-pitch="variable"/>
    <style:font-face style:name="Liberation Serif3" svg:font-family="'Liberation Serif'" style:font-family-generic="script" style:font-pitch="variable"/>
    <style:font-face style:name="Liberation Sans" svg:font-family="'Liberation Sans'" style:font-family-generic="swiss" style:font-pitch="variable"/>
    <style:font-face style:name="Liberation Serif2" svg:font-family="'Liberation Serif'" style:font-family-generic="swiss" style:font-pitch="variable"/>
    <style:font-face style:name="Segoe UI Semibold" svg:font-family="'Segoe UI Semibold'" style:font-family-generic="swiss" style:font-pitch="variable"/>
    <style:font-face style:name="Segoe UI Semibold1" svg:font-family="'Segoe UI Semibold'"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fo:font-size="10pt" style:font-name-asian="OpenSymbol" style:font-family-asian="OpenSymbol" style:font-charset-asian="x-symbol" style:font-size-asian="8.75pt" style:font-name-complex="OpenSymbol" style:font-family-complex="OpenSymbol" style:font-charset-complex="x-symbol" style:font-size-complex="10pt"/>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004cm" fo:margin-right="2.00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1-13T18:04:59.835000000</meta:creation-date>
    <dc:date>2020-01-17T18:19:55.463000000</dc:date>
    <meta:editing-duration>PT2H55M35S</meta:editing-duration>
    <meta:editing-cycles>25</meta:editing-cycles>
    <meta:generator>LibreOffice/6.3.4.2$Windows_X86_64 LibreOffice_project/60da17e045e08f1793c57c00ba83cdfce946d0aa</meta:generator>
    <meta:document-statistic meta:table-count="2" meta:image-count="0" meta:object-count="0" meta:page-count="1" meta:paragraph-count="28" meta:word-count="131" meta:character-count="912" meta:non-whitespace-character-count="806"/>
  </office:meta>
</office:document-meta>
</file>